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ón de Compras en Odoo 17</text:span></text:h>
      <text:h text:style-name="Heading_20_4" text:outline-level="4"><text:span text:style-name="Strong_20_Emphasis">1. Crear una Nueva Solicitud de Presupuesto</text:span>:</text:h>
      <text:list text:style-name="L1">
        <text:list-item>
          <text:p text:style-name="P1"><text:span text:style-name="Strong_20_Emphasis">Acceder al Módulo de Compras</text:span>:</text:p>
          <text:list>
            <text:list-item>
              <text:p text:style-name="P2">Ve al menú principal y selecciona el módulo <text:span text:style-name="Strong_20_Emphasis">Compras</text:span>.</text:p>
            </text:list-item>
          </text:list>
        </text:list-item>
        <text:list-item>
          <text:p text:style-name="P1"><text:span text:style-name="Strong_20_Emphasis">Crear Solicitud de Presupuesto</text:span>:</text:p>
          <text:list>
            <text:list-item>
              <text:p text:style-name="P2">Haz clic en <text:span text:style-name="Strong_20_Emphasis">Solicitudes de Presupuesto</text:span>.</text:p>
            </text:list-item>
            <text:list-item>
              <text:p text:style-name="P2">Luego selecciona <text:span text:style-name="Strong_20_Emphasis">Crear</text:span> para generar una nueva solicitud.</text:p>
            </text:list-item>
          </text:list>
        </text:list-item>
        <text:list-item>
          <text:p text:style-name="P1"><text:span text:style-name="Strong_20_Emphasis">Agregar Productos</text:span>:</text:p>
          <text:list>
            <text:list-item>
              <text:p text:style-name="P2">Elige el proveedor desde la lista desplegable o usa el proveedor que Odoo selecciona por defecto (generalmente el primero en la lista).</text:p>
            </text:list-item>
            <text:list-item>
              <text:p text:style-name="P2">Haz clic en <text:span text:style-name="Strong_20_Emphasis">Agregar Línea</text:span> y selecciona el producto deseado.</text:p>
            </text:list-item>
            <text:list-item>
              <text:p text:style-name="P2">Si necesitas comparar precios, utiliza la función de reordenar haciendo clic en los puntos del lado derecho para ordenar por precio.</text:p>
            </text:list-item>
          </text:list>
        </text:list-item>
        <text:list-item>
          <text:p text:style-name="P1"><text:span text:style-name="Strong_20_Emphasis">Confirmar Solicitud</text:span>:</text:p>
          <text:list>
            <text:list-item>
              <text:p text:style-name="P1">Una vez revisada, confirma la solicitud para proceder al pedido de compra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Recepción de Productos</text:span>:</text:h>
      <text:list text:style-name="L2">
        <text:list-item>
          <text:p text:style-name="P3"><text:span text:style-name="Strong_20_Emphasis">Acceder a la Pantalla de Recepción</text:span>:</text:p>
          <text:list>
            <text:list-item>
              <text:p text:style-name="P4">Una vez confirmado el pedido, haz clic en <text:span text:style-name="Strong_20_Emphasis">Recibir Productos</text:span>.</text:p>
            </text:list-item>
          </text:list>
        </text:list-item>
        <text:list-item>
          <text:p text:style-name="P3"><text:span text:style-name="Strong_20_Emphasis">Validar la Recepción</text:span>:</text:p>
          <text:list>
            <text:list-item>
              <text:p text:style-name="P4">Si eres el responsable de validar la recepción, verifica los productos y haz clic en <text:span text:style-name="Strong_20_Emphasis">Validar</text:span>.</text:p>
            </text:list-item>
            <text:list-item>
              <text:p text:style-name="P3">Esto registrará la entrada de los productos en el inventario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Crear un Nuevo Producto</text:span>:</text:h>
      <text:list text:style-name="L3">
        <text:list-item>
          <text:p text:style-name="P5"><text:span text:style-name="Strong_20_Emphasis">Acceder al Módulo de Inventario</text:span>:</text:p>
          <text:list>
            <text:list-item>
              <text:p text:style-name="P6">Ve al módulo <text:span text:style-name="Strong_20_Emphasis">Inventario</text:span> y selecciona <text:span text:style-name="Strong_20_Emphasis">Productos</text:span>.</text:p>
            </text:list-item>
          </text:list>
        </text:list-item>
        <text:list-item>
          <text:p text:style-name="P5"><text:span text:style-name="Strong_20_Emphasis">Habilitar Variantes</text:span>:</text:p>
          <text:list>
            <text:list-item>
              <text:p text:style-name="P6">Si deseas agregar variantes (como tallas, colores, etc.), asegúrate de habilitar las variantes y la cuadrícula de entrada de variantes en los ajustes.</text:p>
            </text:list-item>
          </text:list>
        </text:list-item>
        <text:list-item>
          <text:p text:style-name="P5"><text:span text:style-name="Strong_20_Emphasis">Crear Producto</text:span>:</text:p>
          <text:list>
            <text:list-item>
              <text:p text:style-name="P6">Haz clic en <text:span text:style-name="Strong_20_Emphasis">Crear</text:span> y completa la siguiente información:</text:p>
              <text:list>
                <text:list-item>
                  <text:p text:style-name="P6"><text:span text:style-name="Strong_20_Emphasis">Nombre del Producto</text:span>.</text:p>
                </text:list-item>
                <text:list-item>
                  <text:p text:style-name="P6"><text:span text:style-name="Strong_20_Emphasis">Categoría de Producto</text:span>.</text:p>
                </text:list-item>
                <text:list-item>
                  <text:p text:style-name="P6"><text:span text:style-name="Strong_20_Emphasis">Atributos y Variantes</text:span>: Agrega atributos según las instrucciones de tu caso de uso (por ejemplo, color, tamaño).</text:p>
                </text:list-item>
              </text:list>
            </text:list-item>
            <text:list-item>
              <text:p text:style-name="P6"><text:soft-page-break/>Marca la casilla <text:span text:style-name="Strong_20_Emphasis">Comprar este Producto</text:span> para habilitar su uso en el módulo de Compras.</text:p>
            </text:list-item>
          </text:list>
        </text:list-item>
        <text:list-item>
          <text:p text:style-name="P5"><text:span text:style-name="Strong_20_Emphasis">Guardar Producto</text:span>:</text:p>
          <text:list>
            <text:list-item>
              <text:p text:style-name="P5">Haz clic en <text:span text:style-name="Strong_20_Emphasis">Guardar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Importar Datos desde Excel</text:span>:</text:h>
      <text:list text:style-name="L4">
        <text:list-item>
          <text:p text:style-name="P7"><text:span text:style-name="Strong_20_Emphasis">Descargar la Plantilla</text:span>:</text:p>
          <text:list>
            <text:list-item>
              <text:p text:style-name="P8">Desde el módulo correspondiente (por ejemplo, Compras o Inventario), selecciona la opción de importar datos.</text:p>
            </text:list-item>
            <text:list-item>
              <text:p text:style-name="P8">Descarga la plantilla de Excel adecuada para tu caso (por ejemplo, "Plantilla de Importación de Vehículos").</text:p>
            </text:list-item>
          </text:list>
        </text:list-item>
        <text:list-item>
          <text:p text:style-name="P7"><text:span text:style-name="Strong_20_Emphasis">Rellenar la Plantilla</text:span>:</text:p>
          <text:list>
            <text:list-item>
              <text:p text:style-name="P8">Completa la plantilla de Excel con los datos necesarios, respetando las columnas y el formato predefinido.</text:p>
            </text:list-item>
          </text:list>
        </text:list-item>
        <text:list-item>
          <text:p text:style-name="P7"><text:span text:style-name="Strong_20_Emphasis">Cargar los Datos en Odoo</text:span>:</text:p>
          <text:list>
            <text:list-item>
              <text:p text:style-name="P7">Sube la plantilla completa desde la opción de <text:span text:style-name="Strong_20_Emphasis">Importar</text:span> y verifica los datos antes de confirmar la importación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Gestión Directa de Productos desde Compras</text:span>:</text:h>
      <text:list text:style-name="L5">
        <text:list-item>
          <text:p text:style-name="P10">Otra forma de gestionar productos es directamente desde la pantalla de Compras, donde puedes acceder a los productos relacionados con los pedidos, ahorrando pasos innecesarios.</text:p>
        </text:list-item>
        <text:list-item>
          <text:p text:style-name="P9">Puedes validar, modificar o ajustar detalles directamente desde esta interfaz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54:27.346082235</meta:creation-date>
    <dc:date>2024-12-09T05:56:42.667876458</dc:date>
    <meta:editing-duration>PT2M17S</meta:editing-duration>
    <meta:editing-cycles>1</meta:editing-cycles>
    <meta:document-statistic meta:table-count="0" meta:image-count="0" meta:object-count="0" meta:page-count="2" meta:paragraph-count="43" meta:word-count="420" meta:character-count="2516" meta:non-whitespace-character-count="2176"/>
    <meta:generator>LibreOffice/24.2.6.2$Linux_X86_64 LibreOffice_project/420$Build-2</meta:generator>
  </office:meta>
</office:document-meta>
</file>